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start" style:justify-single-word="false"/>
      <style:text-properties fo:color="#ff4000" style:font-name="Liberation Serif" fo:font-size="16pt" fo:font-weight="bold" officeooo:paragraph-rsid="000b8c1a" style:font-size-asian="16pt" style:font-weight-asian="bold" style:font-size-complex="16pt" style:font-weight-complex="bold"/>
    </style:style>
    <style:style style:name="P2" style:family="paragraph" style:parent-style-name="Preformatted_20_Text">
      <style:text-properties fo:color="#ff4000" style:font-name="Liberation Serif" fo:font-size="16pt" fo:font-weight="bold" officeooo:paragraph-rsid="000b8c1a" style:font-size-asian="16pt" style:font-weight-asian="bold" style:font-size-complex="16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fo:color="#ff4000" style:font-name="Liberation Serif" fo:font-size="16pt" fo:font-weight="bold" officeooo:paragraph-rsid="000b8c1a" style:font-name-asian="Noto Sans Mono CJK SC" style:font-size-asian="16pt" style:font-weight-asian="bold" style:font-name-complex="Liberation Mono" style:font-size-complex="16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color="#ff0000" style:font-name="Liberation Serif" fo:font-size="16pt" fo:font-weight="bold" style:font-name-asian="Noto Sans Mono CJK SC" style:font-size-asian="16pt" style:font-weight-asian="bold" style:font-name-complex="Liberation Mono" style:font-size-complex="16pt" style:font-weight-complex="bold"/>
    </style:style>
    <style:style style:name="P5" style:family="paragraph" style:parent-style-name="Preformatted_20_Text">
      <style:text-properties fo:color="#ff0000" fo:font-size="16pt" fo:font-weight="bold" style:font-size-asian="16pt" style:font-weight-asian="bold" style:font-size-complex="16pt" style:font-weight-complex="bold"/>
    </style:style>
    <style:style style:name="P6" style:family="paragraph" style:parent-style-name="Preformatted_20_Text">
      <style:paragraph-properties fo:text-align="start" style:justify-single-word="false"/>
      <style:text-properties style:font-name="Liberation Serif" fo:font-size="16pt" fo:font-weight="bold" style:font-name-asian="Noto Sans Mono CJK SC" style:font-size-asian="16pt" style:font-weight-asian="bold" style:font-name-complex="Liberation Mono" style:font-size-complex="16pt" style:font-weight-complex="bold"/>
    </style:style>
    <style:style style:name="P7" style:family="paragraph" style:parent-style-name="Preformatted_20_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8" style:family="paragraph" style:parent-style-name="Preformatted_20_Text">
      <style:paragraph-properties fo:margin-top="0cm" fo:margin-bottom="0.499cm" loext:contextual-spacing="false" fo:text-align="start" style:justify-single-word="false"/>
      <style:text-properties fo:color="#c9211e" style:font-name="Liberation Serif" fo:font-size="16pt" fo:font-weight="bold" officeooo:rsid="001053d1" officeooo:paragraph-rsid="000b8c1a" style:font-size-asian="16pt" style:font-weight-asian="bold" style:font-size-complex="16pt" style:font-weight-complex="bold"/>
    </style:style>
    <style:style style:name="P9" style:family="paragraph" style:parent-style-name="Preformatted_20_Text">
      <style:paragraph-properties fo:margin-top="0cm" fo:margin-bottom="0.499cm" loext:contextual-spacing="false" fo:text-align="start" style:justify-single-word="false"/>
      <style:text-properties fo:color="#55308d" style:font-name="Liberation Serif" fo:font-size="16pt" fo:font-weight="bold" officeooo:rsid="001053d1" officeooo:paragraph-rsid="000b8c1a" style:font-size-asian="16pt" style:font-weight-asian="bold" style:font-size-complex="16pt" style:font-weight-complex="bold"/>
    </style:style>
    <style:style style:name="P10" style:family="paragraph" style:parent-style-name="Preformatted_20_Text">
      <style:paragraph-properties fo:margin-top="0cm" fo:margin-bottom="0.499cm" loext:contextual-spacing="false"/>
      <style:text-properties fo:color="#55308d" style:font-name="Liberation Serif" fo:font-size="16pt" fo:font-weight="bold" officeooo:rsid="000b8c1a" officeooo:paragraph-rsid="000b8c1a" style:font-size-asian="16pt" style:font-weight-asian="bold" style:font-size-complex="16pt" style:font-weight-complex="bold"/>
    </style:style>
    <style:style style:name="P11" style:family="paragraph" style:parent-style-name="Preformatted_20_Text">
      <style:paragraph-properties fo:margin-top="0cm" fo:margin-bottom="0.499cm" loext:contextual-spacing="false" fo:text-align="start" style:justify-single-word="false"/>
      <style:text-properties style:font-name="Liberation Serif" fo:font-size="16pt" fo:font-weight="bold" officeooo:paragraph-rsid="000b8c1a" style:font-size-asian="16pt" style:font-weight-asian="bold" style:font-size-complex="16pt" style:font-weight-complex="bold"/>
    </style:style>
    <style:style style:name="P12" style:family="paragraph" style:parent-style-name="Preformatted_20_Text">
      <style:paragraph-properties fo:margin-top="0cm" fo:margin-bottom="0.499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Preformatted_20_Text">
      <style:paragraph-properties fo:margin-top="0cm" fo:margin-bottom="0.499cm" loext:contextual-spacing="false" fo:text-align="start" style:justify-single-word="false"/>
      <style:text-properties fo:color="#000000" style:font-name="Liberation Serif" fo:font-size="16pt" fo:font-weight="bold" officeooo:rsid="001053d1" officeooo:paragraph-rsid="000b8c1a" style:font-size-asian="16pt" style:font-weight-asian="bold" style:font-size-complex="16pt" style:font-weight-complex="bold"/>
    </style:style>
    <style:style style:name="P14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ize="16pt" fo:font-weight="bold" officeooo:paragraph-rsid="000b8c1a" style:font-size-asian="16pt" style:font-weight-asian="bold" style:font-size-complex="16pt" style:font-weight-complex="bold"/>
    </style:style>
    <style:style style:name="P15" style:family="paragraph" style:parent-style-name="Preformatted_20_Text">
      <style:paragraph-properties fo:margin-top="0cm" fo:margin-bottom="0.499cm" loext:contextual-spacing="false" fo:text-align="start" style:justify-single-word="false"/>
      <style:text-properties fo:color="#ff4000" style:font-name="Liberation Serif" fo:font-size="16pt" fo:font-weight="bold" officeooo:rsid="001053d1" officeooo:paragraph-rsid="000b8c1a" style:font-size-asian="16pt" style:font-weight-asian="bold" style:font-size-complex="16pt" style:font-weight-complex="bold"/>
    </style:style>
    <style:style style:name="P16" style:family="paragraph" style:parent-style-name="Preformatted_20_Text">
      <style:paragraph-properties fo:margin-top="0cm" fo:margin-bottom="0.499cm" loext:contextual-spacing="false" fo:text-align="start" style:justify-single-word="false"/>
      <style:text-properties fo:color="#ff4000" style:font-name="Liberation Serif" fo:font-size="16pt" fo:font-weight="bold" officeooo:paragraph-rsid="000b8c1a" style:font-name-asian="Noto Sans Mono CJK SC" style:font-size-asian="16pt" style:font-weight-asian="bold" style:font-name-complex="Liberation Mono" style:font-size-complex="16pt" style:font-weight-complex="bold"/>
    </style:style>
    <style:style style:name="P17" style:family="paragraph" style:parent-style-name="Preformatted_20_Text">
      <style:paragraph-properties fo:margin-top="0cm" fo:margin-bottom="0.499cm" loext:contextual-spacing="false"/>
      <style:text-properties fo:color="#ff0000" style:font-name="Liberation Serif" fo:font-size="16pt" fo:font-weight="bold" style:font-size-asian="16pt" style:font-weight-asian="bold" style:font-size-complex="16pt" style:font-weight-complex="bold"/>
    </style:style>
    <style:style style:name="P18" style:family="paragraph" style:parent-style-name="Preformatted_20_Text">
      <style:paragraph-properties fo:margin-top="0cm" fo:margin-bottom="0.499cm" loext:contextual-spacing="false" fo:text-align="start" style:justify-single-word="false"/>
      <style:text-properties fo:color="#ff0000" style:font-name="Liberation Serif" fo:font-size="16pt" fo:font-weight="bold" officeooo:rsid="001053d1" officeooo:paragraph-rsid="000b8c1a" style:font-name-asian="Noto Sans Mono CJK SC" style:font-size-asian="16pt" style:font-weight-asian="bold" style:font-name-complex="Liberation Mono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6pt" fo:font-weight="bold" officeooo:paragraph-rsid="000b8c1a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55308d" style:font-name="Liberation Serif" fo:font-size="16pt" fo:font-weight="bold" officeooo:rsid="001053d1" officeooo:paragraph-rsid="000b8c1a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650953" style:font-name="Liberation Serif" fo:font-size="20pt" fo:font-weight="bold" officeooo:rsid="000b8c1a" officeooo:paragraph-rsid="000b8c1a" style:font-size-asian="20pt" style:font-weight-asian="bold" style:font-size-complex="2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fo:font-size="16pt" style:font-name-asian="Noto Sans Mono CJK SC" style:font-size-asian="16pt" style:font-name-complex="Liberation Mono" style:font-size-complex="16pt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fo:font-size="16pt" fo:font-weight="bold" style:font-name-asian="Noto Sans Mono CJK SC" style:font-size-asian="16pt" style:font-weight-asian="bold" style:font-name-complex="Liberation Mono" style:font-size-complex="16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fo:font-size="16pt" fo:font-weight="bold" officeooo:rsid="000d3480" officeooo:paragraph-rsid="000d3480" style:font-name-asian="Noto Sans Mono CJK SC" style:font-size-asian="16pt" style:font-weight-asian="bold" style:font-name-complex="Liberation Mono" style:font-size-complex="16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ff0000" style:font-name="Liberation Serif" fo:font-size="16pt" fo:font-weight="bold" officeooo:rsid="000d3480" officeooo:paragraph-rsid="000d3480" style:font-name-asian="Noto Sans Mono CJK SC" style:font-size-asian="16pt" style:font-weight-asian="bold" style:font-name-complex="Liberation Mono" style:font-size-complex="16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Liberation Serif" fo:font-size="16pt" fo:font-weight="bold" style:font-name-asian="Noto Sans Mono CJK SC" style:font-size-asian="16pt" style:font-weight-asian="bold" style:font-name-complex="Liberation Mono" style:font-size-complex="16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Liberation Serif" fo:font-size="16pt" fo:font-weight="bold" officeooo:rsid="000b8c1a" officeooo:paragraph-rsid="000b8c1a" style:font-name-asian="Noto Sans Mono CJK SC" style:font-size-asian="16pt" style:font-weight-asian="bold" style:font-name-complex="Liberation Mono" style:font-size-complex="16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55308d" style:font-name="Liberation Serif" fo:font-size="16pt" fo:font-weight="bold" officeooo:rsid="000d3480" officeooo:paragraph-rsid="000d3480" style:font-name-asian="Noto Sans Mono CJK SC" style:font-size-asian="16pt" style:font-weight-asian="bold" style:font-name-complex="Liberation Mono" style:font-size-complex="16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55308d" style:font-name="Liberation Serif" fo:font-size="16pt" fo:font-weight="bold" officeooo:rsid="000e55d5" officeooo:paragraph-rsid="000e55d5" style:font-name-asian="Noto Sans Mono CJK SC" style:font-size-asian="16pt" style:font-weight-asian="bold" style:font-name-complex="Liberation Mono" style:font-size-complex="16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55308d" style:font-name="Liberation Serif" fo:font-size="16pt" fo:font-weight="bold" officeooo:rsid="000e646d" officeooo:paragraph-rsid="000e646d" style:font-name-asian="Noto Sans Mono CJK SC" style:font-size-asian="16pt" style:font-weight-asian="bold" style:font-name-complex="Liberation Mono" style:font-size-complex="16pt" style:font-weight-complex="bold"/>
    </style:style>
    <style:style style:name="T1" style:family="text">
      <style:text-properties officeooo:rsid="000b8c1a"/>
    </style:style>
    <style:style style:name="T2" style:family="text">
      <style:text-properties fo:color="#ff4000"/>
    </style:style>
    <style:style style:name="T3" style:family="text">
      <style:text-properties fo:color="#55308d"/>
    </style:style>
    <style:style style:name="T4" style:family="text">
      <style:text-properties fo:color="#ff0000"/>
    </style:style>
    <style:style style:name="T5" style:family="text">
      <style:text-properties officeooo:rsid="000e64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2.02.24</text:p>
      <table:table table:name="Table1" table:style-name="Table1">
        <table:table-column table:style-name="Table1.A"/>
        <table:table-row table:style-name="TableLine94552696030128">
          <table:table-cell table:style-name="Table1.A1" office:value-type="string">
            <text:p text:style-name="P20">CREATE ARRAY</text:p>
            <text:p text:style-name="P19">import numpy as np</text:p>
            <text:p text:style-name="P19">arr = np.array([1,2,3,4])</text:p>
            <text:p text:style-name="P19">print(arr)</text:p>
            <text:p text:style-name="P19"/>
            <text:p text:style-name="P3">[1 2 3 4]</text:p>
          </table:table-cell>
        </table:table-row>
        <table:table-row table:style-name="TableLine94552696030128">
          <table:table-cell table:style-name="Table1.A2" office:value-type="string">
            <text:p text:style-name="P20">CREATE 2D ARRAY 2R3C</text:p>
            <text:p text:style-name="P19">b = np.array([(1,2,3) , (4,5,6)])</text:p>
            <text:p text:style-name="P19">print(b)</text:p>
            <text:p text:style-name="P19"/>
            <text:p text:style-name="P1">[[1 2 3]</text:p>
            <text:p text:style-name="P16"><text:s/>[4 5 6]]</text:p>
          </table:table-cell>
        </table:table-row>
        <table:table-row table:style-name="TableLine94552696030128">
          <table:table-cell table:style-name="Table1.A2" office:value-type="string">
            <text:p text:style-name="P9">CREATE ARRAY AND PRINT 5 ELEMENT FROM 1 ROW</text:p>
            <text:p text:style-name="P13">arr = np.array([(1,2,3,4,5,6) , (7,8,9,10,11,12)])</text:p>
            <text:p text:style-name="P13">print(arr)</text:p>
            <text:p text:style-name="P13">print(arr[0,5])</text:p>
            <text:p text:style-name="P15">[[ 1 <text:s/>2 <text:s/>3 <text:s/>4 <text:s/>5 <text:s/>6]</text:p>
            <text:p text:style-name="P2"><text:s/>[ 7 <text:s/>8 <text:s/>9 10 11 12]]</text:p>
            <text:p text:style-name="P3"><text:s/><text:span text:style-name="T1">6</text:span></text:p>
          </table:table-cell>
        </table:table-row>
        <table:table-row table:style-name="TableLine94552696030128">
          <table:table-cell table:style-name="Table1.A2" office:value-type="string">
            <text:p text:style-name="P10">CREATE ARRAY AND PRINT ELEMENT BETWEEN TWO NUMBERS FROM ARRAY(SLICING FUNCTION)</text:p>
            <text:p text:style-name="P14">arr = np.array([1,2,3,4,5,6,7,8,9,10])</text:p>
            <text:p text:style-name="P14">print(arr[3:7])</text:p>
            <text:p text:style-name="P18">[4 5 6 7]</text:p>
          </table:table-cell>
        </table:table-row>
        <table:table-row table:style-name="TableLine94552696030128">
          <table:table-cell table:style-name="Table1.A2" office:value-type="string">
            <text:p text:style-name="P27"><text:span text:style-name="T3">CREATE ARRAY AND PRINT ELEMENT BETWEEN RANGE WITH 2 NUMBER JUMP</text:span> </text:p>
            <text:p text:style-name="P26">arr = np.array([1,2,3,4,5,6,7,8,9])</text:p>
            <text:p text:style-name="P26">print(arr)</text:p>
            <text:p text:style-name="P26">print(arr[1:7:2])</text:p>
            <text:p text:style-name="P4"><text:soft-page-break/>[1 2 3 4 5 6 7 8 9]</text:p>
            <text:p text:style-name="P17">[2 4 6]</text:p>
          </table:table-cell>
        </table:table-row>
        <table:table-row table:style-name="TableLine94552696030128">
          <table:table-cell table:style-name="Table1.A2" office:value-type="string">
            <text:p text:style-name="P28">CREATE ARRAY AND PRINT 1 ROW’S 1 ELEMENT</text:p>
            <text:p text:style-name="P26">arr = np.array([(1,2,3) , (4,5,6)])</text:p>
            <text:p text:style-name="P26">print(arr[0][1])</text:p>
            <text:p text:style-name="P25">2</text:p>
          </table:table-cell>
        </table:table-row>
        <table:table-row table:style-name="TableLine94552696030128">
          <table:table-cell table:style-name="Table1.A2" office:value-type="string">
            <text:p text:style-name="P28">CREATE ARRAY BETWEEN RANGE 1 TO 50</text:p>
            <text:p text:style-name="P23">arr = np.arange(1,50)</text:p>
            <text:p text:style-name="P23">print(arr)</text:p>
            <text:p text:style-name="P4">[ 1 <text:s/>2 <text:s/>3 <text:s/>4 <text:s/>5 <text:s/>6 <text:s/>7 <text:s/>8 <text:s/>9 10 11 12 13 14 15 16 17 18 19 20 21 22 23 24</text:p>
            <text:p text:style-name="P7"><text:span text:style-name="T4"><text:s/>25 26 27 28 29 30 31 32 33 34 35 36 37 38 39 40 41 42 43 44 45 46 47 48 49]</text:span></text:p>
          </table:table-cell>
        </table:table-row>
        <table:table-row table:style-name="TableLine94552696030128">
          <table:table-cell table:style-name="Table1.A2" office:value-type="string">
            <text:p text:style-name="P24"><text:span text:style-name="T3">CREATE ARRAY BETWEEN 1 TO 50 RANGE AND PRINT 3:7</text:span> WITH 2 JUMP</text:p>
            <text:p text:style-name="P23">arr = np.arange(1,50)</text:p>
            <text:p text:style-name="P23">print(arr[3:8:2])</text:p>
            <text:p text:style-name="P25">[4 6 8]</text:p>
          </table:table-cell>
        </table:table-row>
        <table:table-row table:style-name="TableLine94552696030128">
          <table:table-cell table:style-name="Table1.A2" office:value-type="string">
            <text:p text:style-name="P29">DATA TYPE</text:p>
            <text:p text:style-name="P23">arr = np.arange(2,51)</text:p>
            <text:p text:style-name="P23">print(arr)</text:p>
            <text:p text:style-name="P23">print("Size of array bits:- ",format(arr.itemsize))</text:p>
            <text:p text:style-name="P23">print(arr.dtype)</text:p>
            <text:p text:style-name="P6"><text:span text:style-name="T2">int64</text:span></text:p>
          </table:table-cell>
        </table:table-row>
        <table:table-row table:style-name="TableLine94552696030128">
          <table:table-cell table:style-name="Table1.A2" office:value-type="string">
            <text:p text:style-name="P30">RESHAPE FUNCTION (USE TO CREATE MATRIX) </text:p>
            <text:p text:style-name="P30">SYNTAX:- ARRAY.RESHAPE(NROW,NCOL)</text:p>
            <text:p text:style-name="P23">arr = np.array([1,2,3,4,5,6,7,8,9])</text:p>
            <text:p text:style-name="P23">print(arr)</text:p>
            <text:p text:style-name="P23">print(arr.reshape(3,3))</text:p>
            <text:p text:style-name="P4">[1 2 3 4 5 6 7 8 9]</text:p>
            <text:p text:style-name="P4"><text:span text:style-name="T5"><text:s/>[</text:span>[1 2 3]</text:p>
            <text:p text:style-name="P5"><text:s/>[4 5 6]</text:p>
            <text:p text:style-name="P12"><text:span text:style-name="T4"><text:s/>[7 8 9]]</text:span></text:p>
          </table:table-cell>
        </table:table-row>
        <table:table-row table:style-name="TableLine94552696030128">
          <table:table-cell table:style-name="Table1.A2" office:value-type="string">
            <text:p text:style-name="P22"/>
          </table:table-cell>
        </table:table-row>
        <table:table-row table:style-name="TableLine94552696030128">
          <table:table-cell table:style-name="Table1.A2" office:value-type="string">
            <text:p text:style-name="P22"/>
          </table:table-cell>
        </table:table-row>
        <table:table-row table:style-name="TableLine94552696030128">
          <table:table-cell table:style-name="Table1.A2" office:value-type="string">
            <text:p text:style-name="P22"/>
          </table:table-cell>
        </table:table-row>
        <text:soft-page-break/>
        <table:table-row table:style-name="TableLine94552696030128">
          <table:table-cell table:style-name="Table1.A2" office:value-type="string">
            <text:p text:style-name="P22"/>
          </table:table-cell>
        </table:table-row>
        <table:table-row table:style-name="TableLine94552696030128">
          <table:table-cell table:style-name="Table1.A2" office:value-type="string">
            <text:p text:style-name="P22"/>
          </table:table-cell>
        </table:table-row>
      </table:table>
      <text:p text:style-name="P13"/>
      <text:p text:style-name="P9"/>
      <text:p text:style-name="P8"/>
      <text:p text:style-name="P11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2T09:49:37.836924632</meta:creation-date>
    <dc:date>2024-02-02T11:23:35.364530933</dc:date>
    <meta:editing-duration>PT52M6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3" meta:paragraph-count="56" meta:word-count="249" meta:character-count="1321" meta:non-whitespace-character-count="1104"/>
  </office:meta>
</office:document-meta>
</file>